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00000005C185E9ECF.png" manifest:media-type="image/png"/>
  <manifest:file-entry manifest:full-path="Pictures/10000000000002570000012CDB3C92AB.png" manifest:media-type="image/png"/>
  <manifest:file-entry manifest:full-path="Pictures/100000000000021F000001C815D5C318.png" manifest:media-type="image/png"/>
  <manifest:file-entry manifest:full-path="Pictures/1000000000000225000001A902ECD1C7.png" manifest:media-type="image/png"/>
  <manifest:file-entry manifest:full-path="Pictures/10000000000002300000020AE38F015C.png" manifest:media-type="image/png"/>
  <manifest:file-entry manifest:full-path="Pictures/100000000000022A000001D96DF5CDD8.png" manifest:media-type="image/png"/>
  <manifest:file-entry manifest:full-path="Pictures/10000000000002DB000001A58BED5995.png" manifest:media-type="image/png"/>
  <manifest:file-entry manifest:full-path="Pictures/10000000000001DA000001170908E868.png" manifest:media-type="image/png"/>
  <manifest:file-entry manifest:full-path="Pictures/10000000000001E00000011E1D048B47.png" manifest:media-type="image/png"/>
  <manifest:file-entry manifest:full-path="Pictures/10000000000002060000012ABDB38271.png" manifest:media-type="image/png"/>
  <manifest:file-entry manifest:full-path="Pictures/100000000000026C00000159E8FA343D.png" manifest:media-type="image/png"/>
  <manifest:file-entry manifest:full-path="Pictures/1000000000000125000000995AD31807.png" manifest:media-type="image/png"/>
  <manifest:file-entry manifest:full-path="Pictures/10000000000001FD000000DACD4E8A32.png" manifest:media-type="image/png"/>
  <manifest:file-entry manifest:full-path="Pictures/1000000000000223000000DF317CB62A.png" manifest:media-type="image/png"/>
  <manifest:file-entry manifest:full-path="Pictures/10000000000001E5000000ACEA4E89B3.png" manifest:media-type="image/png"/>
  <manifest:file-entry manifest:full-path="Pictures/10000000000001D9000000713CBA592D.png" manifest:media-type="image/png"/>
  <manifest:file-entry manifest:full-path="Pictures/10000000000001FD0000007EA0CA2B4B.png" manifest:media-type="image/png"/>
  <manifest:file-entry manifest:full-path="Pictures/1000000000000201000001A3D460898E.png" manifest:media-type="image/png"/>
  <manifest:file-entry manifest:full-path="Pictures/100000000000012D00000144E7612AAB.png" manifest:media-type="image/png"/>
  <manifest:file-entry manifest:full-path="Pictures/100000000000022100000197408BC288.png" manifest:media-type="image/png"/>
  <manifest:file-entry manifest:full-path="Pictures/10000000000001F50000006B45CABEF5.png" manifest:media-type="image/png"/>
  <manifest:file-entry manifest:full-path="Pictures/1000000000000231000001A9C544B69C.png" manifest:media-type="image/png"/>
  <manifest:file-entry manifest:full-path="Pictures/100000000000015D000001255100D6B5.png" manifest:media-type="image/png"/>
  <manifest:file-entry manifest:full-path="Pictures/1000000000000230000001B55DC1BF6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-kresba"/>
      <draw:page draw:name="page2" draw:style-name="dp1" draw:master-page-name="Default-kresba"/>
      <draw:page draw:name="page3" draw:style-name="dp1" draw:master-page-name="Default-kresba"/>
      <draw:page draw:name="page4" draw:style-name="dp1" draw:master-page-name="Default-kresba">
        <draw:frame draw:style-name="gr1" draw:text-style-name="P1" draw:layer="layout" svg:width="14.816cm" svg:height="11.561cm" svg:x="1.128cm" svg:y="1.899cm">
          <draw:image xlink:href="Pictures/1000000000000230000001B55DC1BF69.png" xlink:type="simple" xlink:show="embed" xlink:actuate="onLoad">
            <text:p/>
          </draw:image>
        </draw:frame>
        <draw:frame draw:style-name="gr1" draw:text-style-name="P1" draw:layer="layout" svg:width="14.525cm" svg:height="11.244cm" svg:x="1.128cm" svg:y="14.017cm">
          <draw:image xlink:href="Pictures/1000000000000225000001A902ECD1C7.png" xlink:type="simple" xlink:show="embed" xlink:actuate="onLoad">
            <text:p/>
          </draw:image>
        </draw:frame>
        <draw:frame draw:style-name="gr2" draw:layer="layout" svg:width="3.427cm" svg:height="0.962cm" svg:x="1.128cm" svg:y="0.953cm">
          <draw:text-box>
            <text:p>Obrázok 1</text:p>
          </draw:text-box>
        </draw:frame>
      </draw:page>
      <draw:page draw:name="page5" draw:style-name="dp1" draw:master-page-name="Default-kresba">
        <draw:frame draw:style-name="gr1" draw:text-style-name="P1" draw:layer="layout" svg:width="9.233cm" svg:height="7.751cm" svg:x="1.129cm" svg:y="1.885cm">
          <draw:image xlink:href="Pictures/100000000000015D000001255100D6B5.png" xlink:type="simple" xlink:show="embed" xlink:actuate="onLoad">
            <text:p/>
          </draw:image>
        </draw:frame>
        <draw:frame draw:style-name="gr2" draw:layer="layout" svg:width="3.427cm" svg:height="0.962cm" svg:x="1.129cm" svg:y="0.953cm">
          <draw:text-box>
            <text:p>Obrázok 2</text:p>
          </draw:text-box>
        </draw:frame>
        <draw:frame draw:style-name="gr1" draw:text-style-name="P1" draw:layer="layout" svg:width="7.963cm" svg:height="8.572cm" svg:x="1.129cm" svg:y="9.966cm">
          <draw:image xlink:href="Pictures/100000000000012D00000144E7612AAB.png" xlink:type="simple" xlink:show="embed" xlink:actuate="onLoad">
            <text:p/>
          </draw:image>
        </draw:frame>
      </draw:page>
      <draw:page draw:name="page6" draw:style-name="dp1" draw:master-page-name="Default-kresba">
        <draw:frame draw:style-name="gr1" draw:text-style-name="P1" draw:layer="layout" svg:width="13.572cm" svg:height="11.085cm" svg:x="1.129cm" svg:y="2.555cm">
          <draw:image xlink:href="Pictures/1000000000000201000001A3D460898E.png" xlink:type="simple" xlink:show="embed" xlink:actuate="onLoad">
            <text:p/>
          </draw:image>
        </draw:frame>
        <draw:frame draw:style-name="gr1" draw:text-style-name="P1" draw:layer="layout" svg:width="14.657cm" svg:height="12.514cm" svg:x="1.129cm" svg:y="13.64cm">
          <draw:image xlink:href="Pictures/100000000000022A000001D96DF5CDD8.png" xlink:type="simple" xlink:show="embed" xlink:actuate="onLoad">
            <text:p/>
          </draw:image>
        </draw:frame>
        <draw:frame draw:style-name="gr2" draw:layer="layout" svg:width="3.427cm" svg:height="0.962cm" svg:x="1.129cm" svg:y="0.953cm">
          <draw:text-box>
            <text:p>Obrázok 3</text:p>
          </draw:text-box>
        </draw:frame>
      </draw:page>
      <draw:page draw:name="page7" draw:style-name="dp1" draw:master-page-name="Default-kresba">
        <draw:frame draw:style-name="gr1" draw:text-style-name="P1" draw:layer="layout" svg:width="14.842cm" svg:height="11.244cm" svg:x="1.13cm" svg:y="2.059cm">
          <draw:image xlink:href="Pictures/1000000000000231000001A9C544B69C.png" xlink:type="simple" xlink:show="embed" xlink:actuate="onLoad">
            <text:p/>
          </draw:image>
        </draw:frame>
        <draw:frame draw:style-name="gr1" draw:text-style-name="P1" draw:layer="layout" svg:width="14.419cm" svg:height="10.768cm" svg:x="1.13cm" svg:y="14.313cm">
          <draw:image xlink:href="Pictures/100000000000022100000197408BC288.png" xlink:type="simple" xlink:show="embed" xlink:actuate="onLoad">
            <text:p/>
          </draw:image>
        </draw:frame>
        <draw:frame draw:style-name="gr2" draw:layer="layout" svg:width="3.427cm" svg:height="0.962cm" svg:x="1.13cm" svg:y="0.953cm">
          <draw:text-box>
            <text:p>Obrázok 4</text:p>
          </draw:text-box>
        </draw:frame>
      </draw:page>
      <draw:page draw:name="page8" draw:style-name="dp1" draw:master-page-name="Default-kresba">
        <draw:frame draw:style-name="gr1" draw:text-style-name="P1" draw:layer="layout" svg:width="12.831cm" svg:height="4.55cm" svg:x="1.13cm" svg:y="3.202cm">
          <draw:image xlink:href="Pictures/10000000000001E5000000ACEA4E89B3.png" xlink:type="simple" xlink:show="embed" xlink:actuate="onLoad">
            <text:p/>
          </draw:image>
        </draw:frame>
        <draw:frame draw:style-name="gr1" draw:text-style-name="P1" draw:layer="layout" svg:width="7.751cm" svg:height="4.047cm" svg:x="1.13cm" svg:y="10.077cm">
          <draw:image xlink:href="Pictures/1000000000000125000000995AD31807.png" xlink:type="simple" xlink:show="embed" xlink:actuate="onLoad">
            <text:p/>
          </draw:image>
        </draw:frame>
        <draw:frame draw:style-name="gr2" draw:layer="layout" svg:width="4.871cm" svg:height="0.962cm" svg:x="1.13cm" svg:y="0.953cm">
          <draw:text-box>
            <text:p>Doplnok k textu</text:p>
          </draw:text-box>
        </draw:frame>
      </draw:page>
      <draw:page draw:name="page9" draw:style-name="dp1" draw:master-page-name="Default-kresba">
        <draw:frame draw:style-name="gr1" draw:text-style-name="P1" draw:layer="layout" svg:width="12.699cm" svg:height="7.566cm" svg:x="1.13cm" svg:y="2.844cm">
          <draw:image xlink:href="Pictures/10000000000001E00000011E1D048B47.png" xlink:type="simple" xlink:show="embed" xlink:actuate="onLoad">
            <text:p/>
          </draw:image>
        </draw:frame>
        <draw:frame draw:style-name="gr1" draw:text-style-name="P1" draw:layer="layout" svg:width="12.54cm" svg:height="7.381cm" svg:x="1.13cm" svg:y="11.901cm">
          <draw:image xlink:href="Pictures/10000000000001DA000001170908E868.png" xlink:type="simple" xlink:show="embed" xlink:actuate="onLoad">
            <text:p/>
          </draw:image>
        </draw:frame>
        <draw:frame draw:style-name="gr2" draw:layer="layout" svg:width="3.427cm" svg:height="0.962cm" svg:x="1.13cm" svg:y="0.953cm">
          <draw:text-box>
            <text:p>Obrázok 5</text:p>
          </draw:text-box>
        </draw:frame>
      </draw:page>
      <draw:page draw:name="page10" draw:style-name="dp1" draw:master-page-name="Default-kresba">
        <draw:frame draw:style-name="gr1" draw:text-style-name="P1" draw:layer="layout" svg:width="19.34cm" svg:height="11.138cm" svg:x="1.13cm" svg:y="2.198cm">
          <draw:image xlink:href="Pictures/10000000000002DB000001A58BED5995.png" xlink:type="simple" xlink:show="embed" xlink:actuate="onLoad">
            <text:p/>
          </draw:image>
        </draw:frame>
        <draw:frame draw:style-name="gr1" draw:text-style-name="P1" draw:layer="layout" svg:width="13.466cm" svg:height="5.767cm" svg:x="1.13cm" svg:y="27.498cm">
          <draw:image xlink:href="Pictures/10000000000001FD000000DACD4E8A32.png" xlink:type="simple" xlink:show="embed" xlink:actuate="onLoad">
            <text:p/>
          </draw:image>
        </draw:frame>
        <draw:frame draw:style-name="gr1" draw:text-style-name="P1" draw:layer="layout" svg:width="14.472cm" svg:height="5.899cm" svg:x="1.13cm" svg:y="34.303cm">
          <draw:image xlink:href="Pictures/1000000000000223000000DF317CB62A.png" xlink:type="simple" xlink:show="embed" xlink:actuate="onLoad">
            <text:p/>
          </draw:image>
        </draw:frame>
        <draw:frame draw:style-name="gr2" draw:layer="layout" svg:width="3.427cm" svg:height="0.962cm" svg:x="1.13cm" svg:y="0.953cm">
          <draw:text-box>
            <text:p>Obrázok 6</text:p>
          </draw:text-box>
        </draw:frame>
        <draw:frame draw:style-name="gr2" draw:layer="layout" svg:width="3.427cm" svg:height="0.962cm" svg:x="1.13cm" svg:y="26.053cm">
          <draw:text-box>
            <text:p>Obrázok 7</text:p>
          </draw:text-box>
        </draw:frame>
        <draw:frame draw:style-name="gr1" draw:text-style-name="P1" draw:layer="layout" svg:width="16.403cm" svg:height="9.127cm" svg:x="1.13cm" svg:y="13.413cm">
          <draw:image xlink:href="Pictures/100000000000026C00000159E8FA343D.png" xlink:type="simple" xlink:show="embed" xlink:actuate="onLoad">
            <text:p/>
          </draw:image>
        </draw:frame>
      </draw:page>
      <draw:page draw:name="page11" draw:style-name="dp1" draw:master-page-name="Default-kresba"/>
      <draw:page draw:name="page12" draw:style-name="dp1" draw:master-page-name="Default-kresba">
        <draw:frame draw:style-name="gr1" draw:text-style-name="P1" draw:layer="layout" svg:width="14.816cm" svg:height="13.81cm" svg:x="1.13cm" svg:y="2.153cm">
          <draw:image xlink:href="Pictures/10000000000002300000020AE38F015C.png" xlink:type="simple" xlink:show="embed" xlink:actuate="onLoad">
            <text:p/>
          </draw:image>
        </draw:frame>
        <draw:frame draw:style-name="gr1" draw:text-style-name="P1" draw:layer="layout" svg:width="14.366cm" svg:height="12.064cm" svg:x="1.13cm" svg:y="16.405cm">
          <draw:image xlink:href="Pictures/100000000000021F000001C815D5C318.png" xlink:type="simple" xlink:show="embed" xlink:actuate="onLoad">
            <text:p/>
          </draw:image>
        </draw:frame>
        <draw:frame draw:style-name="gr2" draw:layer="layout" svg:width="3.427cm" svg:height="0.962cm" svg:x="1.13cm" svg:y="0.953cm">
          <draw:text-box>
            <text:p>Obrázok 8</text:p>
          </draw:text-box>
        </draw:frame>
      </draw:page>
      <draw:page draw:name="page13" draw:style-name="dp1" draw:master-page-name="Default-kresba">
        <draw:frame draw:style-name="gr1" draw:text-style-name="P1" draw:layer="layout" svg:width="15.848cm" svg:height="7.937cm" svg:x="1.13cm" svg:y="2.145cm">
          <draw:image xlink:href="Pictures/10000000000002570000012CDB3C92AB.png" xlink:type="simple" xlink:show="embed" xlink:actuate="onLoad">
            <text:p/>
          </draw:image>
        </draw:frame>
        <draw:frame draw:style-name="gr1" draw:text-style-name="P1" draw:layer="layout" svg:width="13.704cm" svg:height="7.884cm" svg:x="1.13cm" svg:y="10.581cm">
          <draw:image xlink:href="Pictures/10000000000002060000012ABDB38271.png" xlink:type="simple" xlink:show="embed" xlink:actuate="onLoad">
            <text:p/>
          </draw:image>
        </draw:frame>
        <draw:frame draw:style-name="gr2" draw:layer="layout" svg:width="3.427cm" svg:height="0.962cm" svg:x="1.13cm" svg:y="0.953cm">
          <draw:text-box>
            <text:p>Obrázok 9</text:p>
          </draw:text-box>
        </draw:frame>
      </draw:page>
      <draw:page draw:name="page14" draw:style-name="dp1" draw:master-page-name="Default-kresba">
        <draw:frame draw:style-name="gr1" draw:text-style-name="P1" draw:layer="layout" svg:width="12.699cm" svg:height="2.433cm" svg:x="1.13cm" svg:y="2.236cm">
          <draw:image xlink:href="Pictures/10000000000001E00000005C185E9ECF.png" xlink:type="simple" xlink:show="embed" xlink:actuate="onLoad">
            <text:p/>
          </draw:image>
        </draw:frame>
        <draw:frame draw:style-name="gr1" draw:text-style-name="P1" draw:layer="layout" svg:width="13.255cm" svg:height="2.83cm" svg:x="1.13cm" svg:y="13.631cm">
          <draw:image xlink:href="Pictures/10000000000001F50000006B45CABEF5.png" xlink:type="simple" xlink:show="embed" xlink:actuate="onLoad">
            <text:p/>
          </draw:image>
        </draw:frame>
        <draw:frame draw:style-name="gr1" draw:text-style-name="P1" draw:layer="layout" svg:width="13.466cm" svg:height="3.333cm" svg:x="1.13cm" svg:y="5.636cm">
          <draw:image xlink:href="Pictures/10000000000001FD0000007EA0CA2B4B.png" xlink:type="simple" xlink:show="embed" xlink:actuate="onLoad">
            <text:p/>
          </draw:image>
        </draw:frame>
        <draw:frame draw:style-name="gr1" draw:text-style-name="P1" draw:layer="layout" svg:width="12.514cm" svg:height="2.989cm" svg:x="1.13cm" svg:y="16.943cm">
          <draw:image xlink:href="Pictures/10000000000001D9000000713CBA592D.png" xlink:type="simple" xlink:show="embed" xlink:actuate="onLoad">
            <text:p/>
          </draw:image>
        </draw:frame>
        <draw:frame draw:style-name="gr2" draw:layer="layout" svg:width="3.779cm" svg:height="0.962cm" svg:x="1.13cm" svg:y="0.953cm">
          <draw:text-box>
            <text:p>Obrázok 10</text:p>
          </draw:text-box>
        </draw:frame>
        <draw:frame draw:style-name="gr2" draw:layer="layout" svg:width="3.732cm" svg:height="0.962cm" svg:x="1.13cm" svg:y="12.253cm">
          <draw:text-box>
            <text:p>Obrázok 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69cm" fo:margin-bottom="1.303cm" fo:margin-left="0.339cm" fo:margin-right="0.37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-kresb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1:37:44.531000000</meta:creation-date>
    <meta:generator>LibreOffice/4.2.5.1$Windows_x86 LibreOffice_project/881bb88abfe2992c6cede97c23e64a9885de87de</meta:generator>
    <meta:editing-duration>PT2M59S</meta:editing-duration>
    <meta:editing-cycles>6</meta:editing-cycles>
    <meta:initial-creator>Roman Toman</meta:initial-creator>
    <dc:date>2014-06-16T20:01:59.890000000</dc:date>
    <dc:creator>Roman Toman</dc:creator>
    <meta:document-statistic meta:object-count="36"/>
    <meta:template xlink:type="simple" xlink:actuate="onRequest" xlink:title="Default-kresba" xlink:href="../../../../OPEN%20OFFICE/ŠABLÓNY/Default-kresba.otg" meta:date="2014-06-14T11:37:42.765000000"/>
  </office:meta>
</office:document-meta>
</file>